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849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54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649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647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5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697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.191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8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988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93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.44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1.187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891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99cm"/>
    </style:style>
    <style:style style:name="gr21" style:family="graphic" style:parent-style-name="standard">
      <style:graphic-properties draw:stroke="solid" svg:stroke-color="#000000" draw:fill="none" draw:fill-color="#fffacd" draw:auto-grow-height="true" draw:auto-grow-width="false" fo:max-height="0cm" fo:min-height="1.39cm"/>
    </style:style>
    <style:style style:name="gr2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text-properties fo:font-size="5pt" style:font-size-asian="5pt" style:font-size-complex="5pt"/>
    </style:style>
    <style:style style:name="P2" style:family="paragraph">
      <loext:graphic-properties draw:fill="none" draw:fill-color="#ffffff"/>
      <style:text-properties fo:font-size="5pt" style:font-size-asian="5pt" style:font-size-complex="5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acd"/>
      <style:text-properties fo:font-size="10pt" style:font-size-asian="10pt" style:font-size-complex="10pt"/>
    </style:style>
    <style:style style:name="P11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5pt" fo:font-weight="bold" style:font-size-asian="5pt" style:font-weight-asian="bold" style:font-size-complex="5pt" style:font-weight-complex="bold"/>
    </style:style>
    <style:style style:name="T3" style:family="text">
      <style:text-properties fo:font-size="5pt" style:font-size-asian="5pt" style:font-size-complex="5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xml:id="id1" draw:id="id1" draw:layer="layout" svg:width="5.2cm" svg:height="1.242cm" svg:x="1.4cm" svg:y="0.8cm">
          <draw:text-box>
            <text:p text:style-name="P1"><text:span text:style-name="T1">0</text:span></text:p>
            <text:p text:style-name="P1"><text:span text:style-name="T2">P’→ .P</text:span></text:p>
            <text:p text:style-name="P1"><text:span text:style-name="T3">P → .DEC ID ABRE_PAR &lt;LISTA_PARAM&gt; FECHA_PAR ABRE_BLOCO &lt;LISTA_BLOCO&gt; FECHA_BLOCO</text:span></text:p>
          </draw:text-box>
        </draw:frame>
        <draw:frame draw:style-name="gr2" draw:text-style-name="P4" xml:id="id3" draw:id="id3" draw:layer="layout" svg:width="5.2cm" svg:height="1.099cm" svg:x="1.4cm" svg:y="2.701cm">
          <draw:text-box>
            <text:p text:style-name="P3"><text:span text:style-name="T1">2</text:span></text:p>
            <text:p text:style-name="P3"><text:span text:style-name="T2">P → DEC. ID ABRE_PAR &lt;LISTA_PARAM&gt; FECHA_PAR </text:span><text:span text:style-name="T2">ABRE_BLOCO &lt;LISTA_BLOCO&gt; FECHA_BLOCO</text:span></text:p>
          </draw:text-box>
        </draw:frame>
        <draw:frame draw:style-name="gr3" draw:text-style-name="P4" xml:id="id2" draw:id="id2" draw:layer="layout" svg:width="1.8cm" svg:height="1.039cm" svg:x="7.8cm" svg:y="0.9cm">
          <draw:text-box>
            <text:p text:style-name="P3"><text:span text:style-name="T1">1</text:span></text:p>
            <text:p text:style-name="P3"><text:span text:style-name="T1">P’→ P.</text:span></text:p>
          </draw:text-box>
        </draw:frame>
        <draw:connector draw:style-name="gr4" draw:text-style-name="P5" draw:layer="layout" svg:x1="6.6cm" svg:y1="1.421cm" svg:x2="7.8cm" svg:y2="1.419cm" draw:start-shape="id1" draw:start-glue-point="1" draw:end-shape="id2" draw:end-glue-point="3" svg:d="M6600 1421h600v-2h600" svg:viewBox="0 0 1201 3">
          <text:p/>
        </draw:connector>
        <draw:connector draw:style-name="gr4" draw:text-style-name="P5" draw:layer="layout" svg:x1="4cm" svg:y1="2.042cm" svg:x2="4cm" svg:y2="2.701cm" draw:start-shape="id1" draw:start-glue-point="2" draw:end-shape="id3" draw:end-glue-point="0" svg:d="M4000 2042v659" svg:viewBox="0 0 1 660">
          <text:p/>
        </draw:connector>
        <draw:frame draw:style-name="gr5" draw:text-style-name="P4" xml:id="id4" draw:id="id4" draw:layer="layout" svg:width="5.2cm" svg:height="1.043cm" svg:x="1.4cm" svg:y="4.501cm">
          <draw:text-box>
            <text:p text:style-name="P3"><text:span text:style-name="T1">3</text:span></text:p>
            <text:p text:style-name="P3"><text:span text:style-name="T2">P → DEC ID. </text:span><text:span text:style-name="T2">ABRE_PAR </text:span><text:span text:style-name="T2">&lt;LISTA_PARAM&gt; </text:span><text:span text:style-name="T2">FECHA_PAR </text:span><text:span text:style-name="T2">ABRE_BLOCO </text:span><text:span text:style-name="T2">&lt;LISTA_BLOCO&gt; </text:span><text:span text:style-name="T2">FECHA_BLOCO</text:span></text:p>
          </draw:text-box>
        </draw:frame>
        <draw:connector draw:style-name="gr4" draw:text-style-name="P5" draw:layer="layout" svg:x1="4cm" svg:y1="3.8cm" svg:x2="4cm" svg:y2="4.501cm" draw:start-shape="id3" draw:start-glue-point="2" draw:end-shape="id4" draw:end-glue-point="0" svg:d="M4000 3800v701" svg:viewBox="0 0 1 702">
          <text:p/>
        </draw:connector>
        <draw:frame draw:style-name="gr5" draw:text-style-name="P4" xml:id="id5" draw:id="id5" draw:layer="layout" svg:width="5.2cm" svg:height="1.839cm" svg:x="1.4cm" svg:y="6.302cm">
          <draw:text-box>
            <text:p text:style-name="P3"><text:span text:style-name="T1">4 GOTO (7)</text:span></text:p>
            <text:p text:style-name="P3"><text:span text:style-name="T2">P → DEC ID ABRE_PAR. </text:span><text:span text:style-name="T2">&lt;LISTA_PARAM&gt; </text:span><text:span text:style-name="T2">FECHA_PAR ABRE_BLOCO </text:span><text:span text:style-name="T2">&lt;LISTA_BLOCO&gt; </text:span><text:span text:style-name="T2">FECHA_BLOCO</text:span></text:p>
            <text:p text:style-name="P3"><text:span text:style-name="T3">LISTA_PARAM → .VIRGULA </text:span><text:span text:style-name="T3">&lt;PARAM&gt;</text:span></text:p>
            <text:p text:style-name="P3"><text:span text:style-name="T3">LISTA_PARAM → .&lt;PARAM&gt; </text:span><text:span text:style-name="T3">&lt;LISTA_PARAM&gt;</text:span></text:p>
            <text:p text:style-name="P3"><text:span text:style-name="T3">LISTA_PARAM → .</text:span></text:p>
            <text:p text:style-name="P3"><text:span text:style-name="T3">PARAM → . TIPO ID</text:span></text:p>
          </draw:text-box>
        </draw:frame>
        <draw:connector draw:style-name="gr4" draw:text-style-name="P5" draw:layer="layout" svg:x1="4cm" svg:y1="5.544cm" svg:x2="4cm" svg:y2="6.302cm" draw:start-shape="id4" draw:start-glue-point="2" draw:end-shape="id5" draw:end-glue-point="0" svg:d="M4000 5544v758" svg:viewBox="0 0 1 759">
          <text:p/>
        </draw:connector>
        <draw:frame draw:style-name="gr6" draw:text-style-name="P4" xml:id="id8" draw:id="id8" draw:layer="layout" svg:width="2.4cm" svg:height="0.897cm" svg:x="1cm" svg:y="10.2cm">
          <draw:text-box>
            <text:p text:style-name="P3"><text:span text:style-name="T1">5</text:span></text:p>
            <text:p text:style-name="P3"><text:span text:style-name="T3">PARAM → TIPO. ID</text:span></text:p>
          </draw:text-box>
        </draw:frame>
        <draw:frame draw:style-name="gr7" draw:text-style-name="P4" xml:id="id9" draw:id="id9" draw:layer="layout" svg:width="2.8cm" svg:height="0.844cm" svg:x="0.8cm" svg:y="12.562cm">
          <draw:text-box>
            <text:p text:style-name="P3"><text:span text:style-name="T1">6 <text:s/>GOTO (9)</text:span></text:p>
            <text:p text:style-name="P3"><text:span text:style-name="T3">PARAM → TIPO ID.</text:span></text:p>
          </draw:text-box>
        </draw:frame>
        <draw:frame draw:style-name="gr5" draw:text-style-name="P4" xml:id="id6" draw:id="id6" draw:layer="layout" svg:width="5.2cm" svg:height="1.043cm" svg:x="9.3cm" svg:y="6.003cm">
          <draw:text-box>
            <text:p text:style-name="P3"><text:span text:style-name="T1">7</text:span></text:p>
            <text:p text:style-name="P3"><text:span text:style-name="T3">P → DEC ID </text:span><text:span text:style-name="T3">ABRE_PAR </text:span><text:span text:style-name="T3">&lt;LISTA_PARAM&gt;. </text:span><text:span text:style-name="T3">FECHA_PAR </text:span><text:span text:style-name="T3">ABRE_BLOCO </text:span><text:span text:style-name="T3">&lt;LISTA_BLOCO&gt; </text:span><text:span text:style-name="T3">FECHA_BLOCO</text:span></text:p>
          </draw:text-box>
        </draw:frame>
        <draw:frame draw:style-name="gr8" draw:text-style-name="P6" draw:layer="layout" svg:width="0.925cm" svg:height="0.962cm" svg:x="6.8cm" svg:y="0.457cm">
          <draw:text-box>
            <text:p>P</text:p>
          </draw:text-box>
        </draw:frame>
        <draw:frame draw:style-name="gr8" draw:text-style-name="P4" draw:layer="layout" svg:width="1.243cm" svg:height="0.645cm" svg:x="4cm" svg:y="2.1cm">
          <draw:text-box>
            <text:p text:style-name="P3"><text:span text:style-name="T1">DEC</text:span></text:p>
          </draw:text-box>
        </draw:frame>
        <draw:frame draw:style-name="gr8" draw:text-style-name="P4" draw:layer="layout" svg:width="0.853cm" svg:height="0.645cm" svg:x="4.201cm" svg:y="3.801cm">
          <draw:text-box>
            <text:p text:style-name="P3"><text:span text:style-name="T1">ID</text:span></text:p>
          </draw:text-box>
        </draw:frame>
        <draw:frame draw:style-name="gr8" draw:text-style-name="P4" draw:layer="layout" svg:width="2.344cm" svg:height="0.645cm" svg:x="4.202cm" svg:y="5.602cm">
          <draw:text-box>
            <text:p text:style-name="P3"><text:span text:style-name="T1">ABRE_</text:span><text:span text:style-name="T1">PAR</text:span></text:p>
          </draw:text-box>
        </draw:frame>
        <draw:frame draw:style-name="gr8" draw:text-style-name="P4" draw:layer="layout" svg:width="2.864cm" svg:height="0.645cm" svg:x="6.6cm" svg:y="5.879cm">
          <draw:text-box>
            <text:p text:style-name="P3"><text:span text:style-name="T1">LISTA_PARAM</text:span></text:p>
          </draw:text-box>
        </draw:frame>
        <draw:connector draw:style-name="gr4" draw:text-style-name="P5" draw:layer="layout" draw:line-skew="-1.35cm" svg:x1="6.6cm" svg:y1="7.221cm" svg:x2="9.3cm" svg:y2="6.524cm" draw:start-shape="id5" draw:start-glue-point="1" draw:end-shape="id6" draw:end-glue-point="3" svg:d="M6600 7221v-697h2700" svg:viewBox="0 0 2701 698">
          <text:p/>
        </draw:connector>
        <draw:frame draw:style-name="gr8" draw:text-style-name="P4" draw:layer="layout" svg:width="1.323cm" svg:height="0.645cm" svg:x="3.677cm" svg:y="9.8cm">
          <draw:text-box>
            <text:p text:style-name="P3"><text:span text:style-name="T1">TIPO</text:span></text:p>
          </draw:text-box>
        </draw:frame>
        <draw:frame draw:style-name="gr8" draw:text-style-name="P4" draw:layer="layout" svg:width="0.853cm" svg:height="0.645cm" svg:x="1.147cm" svg:y="11.4cm">
          <draw:text-box>
            <text:p text:style-name="P3"><text:span text:style-name="T1">ID</text:span></text:p>
          </draw:text-box>
        </draw:frame>
        <draw:frame draw:style-name="gr9" draw:text-style-name="P4" xml:id="id7" draw:id="id7" draw:layer="layout" svg:width="3.9cm" svg:height="1.043cm" svg:x="5cm" svg:y="9.8cm">
          <draw:text-box>
            <text:p text:style-name="P3"><text:span text:style-name="T1">8</text:span></text:p>
            <text:p text:style-name="P3"><text:span text:style-name="T2">LIS</text:span><text:span text:style-name="T2">TA_</text:span><text:span text:style-name="T2">PA</text:span><text:span text:style-name="T2">RA</text:span><text:span text:style-name="T2">M </text:span><text:span text:style-name="T2">→ </text:span><text:span text:style-name="T2">VIR</text:span><text:span text:style-name="T2">GU</text:span><text:span text:style-name="T2">LA. </text:span><text:span text:style-name="T2">&lt;PA</text:span><text:span text:style-name="T2">RA</text:span><text:span text:style-name="T2">M&gt;</text:span></text:p>
            <text:p text:style-name="P3"><text:span text:style-name="T3">PA</text:span><text:span text:style-name="T3">RA</text:span><text:span text:style-name="T3">M </text:span><text:span text:style-name="T3">→ .</text:span><text:span text:style-name="T3">TIP</text:span><text:span text:style-name="T3">O </text:span><text:span text:style-name="T3">ID</text:span></text:p>
          </draw:text-box>
        </draw:frame>
        <draw:connector draw:style-name="gr4" draw:text-style-name="P5" draw:layer="layout" svg:x1="5cm" svg:y1="10.321cm" svg:x2="3.4cm" svg:y2="10.648cm" draw:start-shape="id7" draw:start-glue-point="3" draw:end-shape="id8" draw:end-glue-point="1" svg:d="M5000 10321h-800v327h-800" svg:viewBox="0 0 1601 328">
          <text:p/>
        </draw:connector>
        <draw:frame draw:style-name="gr8" draw:text-style-name="P4" draw:layer="layout" svg:width="1.323cm" svg:height="0.645cm" svg:x="0.277cm" svg:y="6.555cm">
          <draw:text-box>
            <text:p text:style-name="P3"><text:span text:style-name="T1">T</text:span><text:span text:style-name="T1">I</text:span><text:span text:style-name="T1">P</text:span><text:span text:style-name="T1">O</text:span></text:p>
          </draw:text-box>
        </draw:frame>
        <draw:connector draw:style-name="gr4" draw:text-style-name="P5" draw:layer="layout" draw:line-skew="-0.099cm" svg:x1="1.4cm" svg:y1="7.221cm" svg:x2="1cm" svg:y2="10.648cm" draw:start-shape="id5" draw:start-glue-point="3" draw:end-shape="id8" svg:d="M1400 7221h-1000v3427h600" svg:viewBox="0 0 1001 3428">
          <text:p/>
        </draw:connector>
        <draw:connector draw:style-name="gr4" draw:text-style-name="P5" draw:layer="layout" svg:x1="2.2cm" svg:y1="11.097cm" svg:x2="2.2cm" svg:y2="12.562cm" draw:start-shape="id8" draw:start-glue-point="2" draw:end-shape="id9" draw:end-glue-point="0" svg:d="M2200 11097v1465" svg:viewBox="0 0 1 1466">
          <text:p/>
        </draw:connector>
        <draw:connector draw:style-name="gr4" draw:text-style-name="P5" draw:layer="layout" svg:x1="4cm" svg:y1="8.141cm" svg:x2="6.95cm" svg:y2="9.8cm" draw:start-shape="id5" draw:start-glue-point="2" draw:end-shape="id7" draw:end-glue-point="0" svg:d="M4000 8141v830h2950v829" svg:viewBox="0 0 2951 1660">
          <text:p/>
        </draw:connector>
        <draw:frame draw:style-name="gr8" draw:text-style-name="P4" draw:layer="layout" svg:width="2.043cm" svg:height="0.645cm" svg:x="4.378cm" svg:y="8.101cm">
          <draw:text-box>
            <text:p text:style-name="P3"><text:span text:style-name="T1">VIRGULA</text:span></text:p>
          </draw:text-box>
        </draw:frame>
        <draw:frame draw:style-name="gr10" draw:text-style-name="P4" xml:id="id10" draw:id="id10" draw:layer="layout" svg:width="4.6cm" svg:height="1.441cm" svg:x="5.6cm" svg:y="12.059cm">
          <draw:text-box>
            <text:p text:style-name="P3"><text:span text:style-name="T1">9 GOTO(7)</text:span></text:p>
            <text:p text:style-name="P3"><text:span text:style-name="T2">LISTA_PARAM → &lt;PARAM&gt; . &lt;LISTA_PARAM&gt;</text:span></text:p>
            <text:p text:style-name="P3"><text:span text:style-name="T3">LISTA_PARAM → . VIRGULA &lt;LISTA_PARAM&gt;</text:span></text:p>
            <text:p text:style-name="P3"><text:span text:style-name="T3">LISTA_PARAM → . &lt;PARAM&gt; &lt;LISTA_PARAM&gt;</text:span></text:p>
            <text:p text:style-name="P3"><text:span text:style-name="T3">LISTA_PARAM → .</text:span></text:p>
          </draw:text-box>
        </draw:frame>
        <draw:connector draw:style-name="gr4" draw:text-style-name="P5" draw:layer="layout" svg:x1="7.9cm" svg:y1="12.059cm" svg:x2="6.95cm" svg:y2="10.843cm" draw:start-shape="id10" draw:start-glue-point="0" draw:end-shape="id7" draw:end-glue-point="2" svg:d="M7900 12059v-608h-950v-608" svg:viewBox="0 0 951 1217">
          <text:p/>
        </draw:connector>
        <draw:frame draw:style-name="gr8" draw:text-style-name="P4" draw:layer="layout" svg:width="2.043cm" svg:height="0.645cm" svg:x="8.357cm" svg:y="11.155cm">
          <draw:text-box>
            <text:p text:style-name="P3"><text:span text:style-name="T1">VI</text:span><text:span text:style-name="T1">R</text:span><text:span text:style-name="T1">G</text:span><text:span text:style-name="T1">UL</text:span><text:span text:style-name="T1">A</text:span></text:p>
          </draw:text-box>
        </draw:frame>
        <draw:connector draw:style-name="gr4" draw:text-style-name="P5" draw:layer="layout" draw:line-skew="0cm -0.499cm" svg:x1="7.9cm" svg:y1="13.5cm" svg:x2="5.6cm" svg:y2="12.779cm" draw:start-shape="id10" draw:start-glue-point="2" draw:end-shape="id10" draw:end-glue-point="3" svg:d="M7900 13500v501h-3300v-1222h1000" svg:viewBox="0 0 3301 1223">
          <text:p/>
        </draw:connector>
        <draw:connector draw:style-name="gr4" draw:text-style-name="P5" draw:layer="layout" draw:line-skew="0.099cm" svg:x1="6.6cm" svg:y1="7.221cm" svg:x2="10.2cm" svg:y2="12.779cm" draw:start-shape="id5" draw:start-glue-point="1" draw:end-shape="id10" draw:end-glue-point="1" svg:d="M6600 7221h4200v5558h-600" svg:viewBox="0 0 4201 5559">
          <text:p/>
        </draw:connector>
        <draw:frame draw:style-name="gr8" draw:text-style-name="P4" draw:layer="layout" svg:width="1.721cm" svg:height="0.645cm" svg:x="6.579cm" svg:y="7.302cm">
          <draw:text-box>
            <text:p text:style-name="P3"><text:span text:style-name="T1">PARAM</text:span></text:p>
          </draw:text-box>
        </draw:frame>
        <draw:frame draw:style-name="gr8" draw:text-style-name="P4" draw:layer="layout" svg:width="1.721cm" svg:height="0.645cm" svg:x="5.6cm" svg:y="14.155cm">
          <draw:text-box>
            <text:p text:style-name="P3"><text:span text:style-name="T1">PARAM</text:span></text:p>
          </draw:text-box>
        </draw:frame>
        <draw:frame draw:style-name="gr5" draw:text-style-name="P4" xml:id="id11" draw:id="id11" draw:layer="layout" svg:width="5.2cm" svg:height="1.043cm" svg:x="9.3cm" svg:y="3.757cm">
          <draw:text-box>
            <text:p text:style-name="P3"><text:span text:style-name="T1">10</text:span></text:p>
            <text:p text:style-name="P3"><text:span text:style-name="T3">P → DEC ID ABRE_PAR </text:span><text:span text:style-name="T3">&lt;LISTA_PARAM&gt; </text:span><text:span text:style-name="T3">FECHA_PAR . ABRE_BLOCO </text:span><text:span text:style-name="T3">&lt;LISTA_BLOCO&gt; </text:span><text:span text:style-name="T3">FECHA_BLOCO</text:span></text:p>
          </draw:text-box>
        </draw:frame>
        <draw:frame draw:style-name="gr11" draw:text-style-name="P4" xml:id="id12" draw:id="id12" draw:layer="layout" svg:width="6.6cm" svg:height="2.436cm" svg:x="9.8cm" svg:y="0.2cm">
          <draw:text-box>
            <text:p text:style-name="P3"><text:span text:style-name="T1">11 GOTO (12)</text:span></text:p>
            <text:p text:style-name="P3"><text:span text:style-name="T2">P → DEC ID ABRE_PAR &lt;LISTA_PARAM&gt; FECHA_PAR <text:s/>ABRE_BLOCO . &lt;LISTA_BLOCO&gt; FECHA_BLOCO</text:span></text:p>
            <text:p text:style-name="P3"><text:span text:style-name="T3">LISTA_BLOCO → . &lt;BLOCO&gt; &lt;LISTA_BLOCO&gt;</text:span></text:p>
            <text:p text:style-name="P3"><text:span text:style-name="T3">LISTA_BLOCO → .</text:span></text:p>
            <text:p text:style-name="P7"><text:span text:style-name="T3">BLOCO → . ATR</text:span></text:p>
            <text:p text:style-name="P7"><text:span text:style-name="T3">BLOCO → . SEL_IF</text:span></text:p>
            <text:p text:style-name="P7"><text:span text:style-name="T3">ATR → . ID ATRIBUICAO &lt;VAR&gt; PV</text:span></text:p>
            <text:p text:style-name="P3"><text:span text:style-name="T3">SEL_IF → . IF ABRE_PAR ID COMPARA ID FECHA_PAR ABRE_BLOCO &lt;BLOCO&gt; FECHA_BLOCO</text:span></text:p>
          </draw:text-box>
        </draw:frame>
        <draw:connector draw:style-name="gr4" draw:text-style-name="P5" draw:layer="layout" svg:x1="11.9cm" svg:y1="6.003cm" svg:x2="11.9cm" svg:y2="4.8cm" draw:start-shape="id6" draw:start-glue-point="0" draw:end-shape="id11" draw:end-glue-point="2" svg:d="M11900 6003v-1203" svg:viewBox="0 0 1 1204">
          <text:p/>
        </draw:connector>
        <draw:connector draw:style-name="gr4" draw:text-style-name="P5" draw:layer="layout" draw:line-skew="0.201cm" svg:x1="11.9cm" svg:y1="3.757cm" svg:x2="13.1cm" svg:y2="2.636cm" draw:start-shape="id11" draw:start-glue-point="0" draw:end-shape="id12" draw:end-glue-point="2" svg:d="M11900 3757v-359h1200v-762" svg:viewBox="0 0 1201 1122">
          <text:p/>
        </draw:connector>
        <draw:frame draw:style-name="gr8" draw:text-style-name="P4" draw:layer="layout" svg:width="2.581cm" svg:height="0.645cm" svg:x="9.3cm" svg:y="5.28cm">
          <draw:text-box>
            <text:p text:style-name="P3"><text:span text:style-name="T1">FEC</text:span><text:span text:style-name="T1">HA_</text:span><text:span text:style-name="T1">PAR</text:span></text:p>
          </draw:text-box>
        </draw:frame>
        <draw:frame draw:style-name="gr8" draw:text-style-name="P4" draw:layer="layout" svg:width="2.881cm" svg:height="0.645cm" svg:x="9.119cm" svg:y="2.755cm">
          <draw:text-box>
            <text:p text:style-name="P3"><text:span text:style-name="T1">ABRE_BLOCO</text:span></text:p>
          </draw:text-box>
        </draw:frame>
        <draw:frame draw:style-name="gr5" draw:text-style-name="P4" xml:id="id13" draw:id="id13" draw:layer="layout" svg:width="5.2cm" svg:height="1.043cm" svg:x="18.1cm" svg:y="0.8cm">
          <draw:text-box>
            <text:p text:style-name="P3"><text:span text:style-name="T1">12</text:span></text:p>
            <text:p text:style-name="P3"><text:span text:style-name="T3">P → DEC ID ABRE_PAR &lt;LISTA_PARAM&gt; FECHA_PAR <text:s/>ABRE_BLOCO <text:s/>&lt;LISTA_BLOCO&gt; <text:s/>. FECHA_BLOCO</text:span></text:p>
          </draw:text-box>
        </draw:frame>
        <draw:connector draw:style-name="gr4" draw:text-style-name="P5" draw:layer="layout" svg:x1="16.4cm" svg:y1="1.418cm" svg:x2="18.1cm" svg:y2="1.321cm" draw:start-shape="id12" draw:start-glue-point="1" draw:end-shape="id13" svg:d="M16400 1418h850v-97h850" svg:viewBox="0 0 1701 98">
          <text:p/>
        </draw:connector>
        <draw:frame draw:style-name="gr8" draw:text-style-name="P4" draw:layer="layout" svg:width="2.877cm" svg:height="0.645cm" svg:x="16.82cm" svg:y="0.156cm">
          <draw:text-box>
            <text:p text:style-name="P3"><text:span text:style-name="T1">LISTA_BLOCO</text:span></text:p>
          </draw:text-box>
        </draw:frame>
        <draw:frame draw:style-name="gr12" draw:text-style-name="P4" xml:id="id14" draw:id="id14" draw:layer="layout" svg:width="7.5cm" svg:height="2.237cm" svg:x="18.1cm" svg:y="2.502cm">
          <draw:text-box>
            <text:p text:style-name="P3"><text:span text:style-name="T1">13</text:span></text:p>
            <text:p text:style-name="P3"><text:span text:style-name="T2">LISTA_BLOCO → &lt;BLOCO&gt; . &lt;LISTA_BLOCO&gt;</text:span></text:p>
            <text:p text:style-name="P3"><text:span text:style-name="T3">LISTA_BLOCO → .&lt;BLOCO&gt; &lt;LISTA_BLOCO&gt;</text:span></text:p>
            <text:p text:style-name="P3"><text:span text:style-name="T3">LISTA_BLOCO → .</text:span></text:p>
            <text:p text:style-name="P3"><text:span text:style-name="T3">BLOCO → .ATR</text:span></text:p>
            <text:p text:style-name="P3"><text:span text:style-name="T3">BLOCO → SEL_IF</text:span></text:p>
            <text:p text:style-name="P3"><text:span text:style-name="T3">ATR → . ID ATRIBUICAO &lt;VAR&gt; PV</text:span></text:p>
            <text:p text:style-name="P3"><text:span text:style-name="T3">SEL_IF → . IF ABRE_PAR ID COMPARA ID FECHA_PAR ABRE_BLOCO &lt;BLOCO&gt; FECHA_BLOCO</text:span></text:p>
          </draw:text-box>
        </draw:frame>
        <draw:connector draw:style-name="gr4" draw:text-style-name="P5" draw:layer="layout" draw:line-skew="-0.85cm" svg:x1="16.4cm" svg:y1="1.418cm" svg:x2="18.1cm" svg:y2="3.62cm" draw:start-shape="id12" draw:start-glue-point="1" draw:end-shape="id14" draw:end-glue-point="3" svg:d="M16400 1418v2202h1700" svg:viewBox="0 0 1701 2203">
          <text:p/>
        </draw:connector>
        <draw:frame draw:style-name="gr8" draw:text-style-name="P4" draw:layer="layout" svg:width="1.734cm" svg:height="0.645cm" svg:x="16.366cm" svg:y="3cm">
          <draw:text-box>
            <text:p text:style-name="P3"><text:span text:style-name="T1">BLOCO</text:span></text:p>
          </draw:text-box>
        </draw:frame>
        <draw:frame draw:style-name="gr13" draw:text-style-name="P4" xml:id="id15" draw:id="id15" draw:layer="layout" svg:width="2.9cm" svg:height="1.238cm" svg:x="22.3cm" svg:y="6cm">
          <draw:text-box>
            <text:p text:style-name="P3"><text:span text:style-name="T1">1</text:span><text:span text:style-name="T1">4 </text:span><text:span text:style-name="T1">G</text:span><text:span text:style-name="T1">O</text:span><text:span text:style-name="T1">T</text:span><text:span text:style-name="T1">O </text:span><text:span text:style-name="T1">(1</text:span><text:span text:style-name="T1">3) </text:span></text:p>
            <text:p text:style-name="P3"><text:span text:style-name="T2">BL</text:span><text:span text:style-name="T2">OC</text:span><text:span text:style-name="T2">O </text:span><text:span text:style-name="T2">→ </text:span><text:span text:style-name="T2">AT</text:span><text:span text:style-name="T2">R.</text:span></text:p>
          </draw:text-box>
        </draw:frame>
        <draw:frame draw:style-name="gr14" draw:text-style-name="P4" xml:id="id17" draw:id="id17" draw:layer="layout" svg:width="3.7cm" svg:height="1.043cm" svg:x="17.5cm" svg:y="6cm">
          <draw:text-box>
            <text:p text:style-name="P3"><text:span text:style-name="T1">16</text:span></text:p>
            <text:p text:style-name="P3"><text:span text:style-name="T3">ATR → ID . ATRIBUICAO </text:span><text:span text:style-name="T3">&lt;VAR&gt; PV</text:span></text:p>
          </draw:text-box>
        </draw:frame>
        <draw:connector draw:style-name="gr4" draw:text-style-name="P5" draw:layer="layout" svg:x1="21.85cm" svg:y1="4.739cm" svg:x2="23.75cm" svg:y2="6cm" draw:start-shape="id14" draw:start-glue-point="2" draw:end-shape="id15" draw:end-glue-point="0" svg:d="M21850 4739v631h1900v630" svg:viewBox="0 0 1901 1262">
          <text:p/>
        </draw:connector>
        <draw:frame draw:style-name="gr8" draw:text-style-name="P4" draw:layer="layout" svg:width="1.179cm" svg:height="0.645cm" svg:x="23.566cm" svg:y="4.901cm">
          <draw:text-box>
            <text:p text:style-name="P3"><text:span text:style-name="T1">AT</text:span><text:span text:style-name="T1">R</text:span></text:p>
          </draw:text-box>
        </draw:frame>
        <draw:frame draw:style-name="gr15" draw:text-style-name="P4" xml:id="id16" draw:id="id16" draw:layer="layout" svg:width="3cm" svg:height="0.844cm" svg:x="23.6cm" svg:y="7.4cm">
          <draw:text-box>
            <text:p text:style-name="P3"><text:span text:style-name="T1">15 GOTO <text:s/>(13)</text:span></text:p>
            <text:p text:style-name="P3"><text:span text:style-name="T2">BLOCO → SEL_IF.</text:span></text:p>
          </draw:text-box>
        </draw:frame>
        <draw:connector draw:style-name="gr4" draw:text-style-name="P5" draw:layer="layout" draw:line-skew="0.299cm" svg:x1="25.6cm" svg:y1="3.62cm" svg:x2="26.6cm" svg:y2="7.822cm" draw:start-shape="id14" draw:start-glue-point="1" draw:end-shape="id16" draw:end-glue-point="1" svg:d="M25600 3620h1800v4202h-800" svg:viewBox="0 0 1801 4203">
          <text:p/>
        </draw:connector>
        <draw:frame draw:style-name="gr8" draw:text-style-name="P4" draw:layer="layout" svg:width="1.67cm" svg:height="0.645cm" svg:x="25.867cm" svg:y="4.902cm">
          <draw:text-box>
            <text:p text:style-name="P3"><text:span text:style-name="T1">SEL_IF</text:span></text:p>
          </draw:text-box>
        </draw:frame>
        <draw:connector draw:style-name="gr4" draw:text-style-name="P5" draw:layer="layout" svg:x1="21.85cm" svg:y1="4.739cm" svg:x2="19.35cm" svg:y2="6cm" draw:start-shape="id14" draw:start-glue-point="2" draw:end-shape="id17" draw:end-glue-point="0" svg:d="M21850 4739v631h-2500v630" svg:viewBox="0 0 2501 1262">
          <text:p/>
        </draw:connector>
        <draw:frame draw:style-name="gr8" draw:text-style-name="P4" draw:layer="layout" svg:width="0.853cm" svg:height="0.645cm" svg:x="19.667cm" svg:y="5.302cm">
          <draw:text-box>
            <text:p text:style-name="P3"><text:span text:style-name="T1">I</text:span><text:span text:style-name="T1">D</text:span></text:p>
          </draw:text-box>
        </draw:frame>
        <draw:frame draw:style-name="gr14" draw:text-style-name="P4" xml:id="id18" draw:id="id18" draw:layer="layout" svg:width="3.7cm" svg:height="1.242cm" svg:x="17.5cm" svg:y="7.601cm">
          <draw:text-box>
            <text:p text:style-name="P3"><text:span text:style-name="T1">17</text:span></text:p>
            <text:p text:style-name="P3"><text:span text:style-name="T3">ATR → ID ATRIBUICAO . &lt;VAR&gt; PV</text:span></text:p>
            <text:p text:style-name="P3"><text:span text:style-name="T3">VAR → . ID</text:span></text:p>
            <text:p text:style-name="P3"><text:span text:style-name="T3">VAR → . CONST</text:span></text:p>
          </draw:text-box>
        </draw:frame>
        <draw:connector draw:style-name="gr4" draw:text-style-name="P5" draw:layer="layout" svg:x1="19.35cm" svg:y1="7.043cm" svg:x2="19.35cm" svg:y2="7.601cm" draw:start-shape="id17" draw:start-glue-point="2" draw:end-shape="id18" draw:end-glue-point="0" svg:d="M19350 7043v558" svg:viewBox="0 0 1 559">
          <text:p/>
        </draw:connector>
        <draw:frame draw:style-name="gr8" draw:text-style-name="P4" draw:layer="layout" svg:width="2.623cm" svg:height="0.645cm" svg:x="19.668cm" svg:y="7.003cm">
          <draw:text-box>
            <text:p text:style-name="P3"><text:span text:style-name="T1">A</text:span><text:span text:style-name="T1">T</text:span><text:span text:style-name="T1">R</text:span><text:span text:style-name="T1">I</text:span><text:span text:style-name="T1">B</text:span><text:span text:style-name="T1">U</text:span><text:span text:style-name="T1">I</text:span><text:span text:style-name="T1">C</text:span><text:span text:style-name="T1">A</text:span><text:span text:style-name="T1">O</text:span></text:p>
          </draw:text-box>
        </draw:frame>
        <draw:frame draw:style-name="gr14" draw:text-style-name="P4" xml:id="id21" draw:id="id21" draw:layer="layout" svg:width="3.7cm" svg:height="1.043cm" svg:x="20cm" svg:y="9.4cm">
          <draw:text-box>
            <text:p text:style-name="P3"><text:span text:style-name="T1">18</text:span></text:p>
            <text:p text:style-name="P3"><text:span text:style-name="T3">ATR → ID ATRIBUICAO <text:s/></text:span><text:span text:style-name="T3">&lt;VAR&gt;. PV</text:span></text:p>
          </draw:text-box>
        </draw:frame>
        <draw:frame draw:style-name="gr16" draw:text-style-name="P4" xml:id="id19" draw:id="id19" draw:layer="layout" svg:width="3.4cm" svg:height="0.844cm" svg:x="14.6cm" svg:y="9.501cm">
          <draw:text-box>
            <text:p text:style-name="P3"><text:span text:style-name="T1">19 GOTO (18)</text:span></text:p>
            <text:p text:style-name="P3"><text:span text:style-name="T3">VAR → ID .</text:span></text:p>
          </draw:text-box>
        </draw:frame>
        <draw:frame draw:style-name="gr5" draw:text-style-name="P4" xml:id="id20" draw:id="id20" draw:layer="layout" svg:width="2.8cm" svg:height="0.899cm" svg:x="14.8cm" svg:y="10.701cm">
          <draw:text-box>
            <text:p text:style-name="P3"><text:span text:style-name="T1">20 GOTO (18)</text:span></text:p>
            <text:p text:style-name="P3"><text:span text:style-name="T3">VAR → CONST .</text:span></text:p>
          </draw:text-box>
        </draw:frame>
        <draw:connector draw:style-name="gr4" draw:text-style-name="P5" draw:layer="layout" svg:x1="19.35cm" svg:y1="8.843cm" svg:x2="18cm" svg:y2="9.923cm" draw:start-shape="id18" draw:start-glue-point="2" draw:end-shape="id19" svg:d="M19350 8843v1080h-1350" svg:viewBox="0 0 1351 1081">
          <text:p/>
        </draw:connector>
        <draw:frame draw:style-name="gr8" draw:text-style-name="P4" draw:layer="layout" svg:width="0.853cm" svg:height="0.645cm" svg:x="18.468cm" svg:y="9.003cm">
          <draw:text-box>
            <text:p text:style-name="P3"><text:span text:style-name="T1">ID</text:span></text:p>
          </draw:text-box>
        </draw:frame>
        <draw:connector draw:style-name="gr4" draw:text-style-name="P5" draw:layer="layout" svg:x1="19.35cm" svg:y1="8.843cm" svg:x2="17.6cm" svg:y2="11.15cm" draw:start-shape="id18" draw:start-glue-point="2" draw:end-shape="id20" draw:end-glue-point="1" svg:d="M19350 8843v2307h-1750" svg:viewBox="0 0 1751 2308">
          <text:p/>
        </draw:connector>
        <draw:frame draw:style-name="gr8" draw:text-style-name="P4" draw:layer="layout" svg:width="1.734cm" svg:height="0.645cm" svg:x="17.769cm" svg:y="10.604cm">
          <draw:text-box>
            <text:p text:style-name="P3"><text:span text:style-name="T1">CONST</text:span></text:p>
          </draw:text-box>
        </draw:frame>
        <draw:connector draw:style-name="gr4" draw:text-style-name="P5" draw:layer="layout" svg:x1="21.2cm" svg:y1="8.222cm" svg:x2="21.85cm" svg:y2="9.4cm" draw:start-shape="id18" draw:start-glue-point="1" draw:end-shape="id21" svg:d="M21200 8222h650v1178" svg:viewBox="0 0 651 1179">
          <text:p/>
        </draw:connector>
        <draw:frame draw:style-name="gr8" draw:text-style-name="P4" draw:layer="layout" svg:width="1.196cm" svg:height="0.645cm" svg:x="21.769cm" svg:y="8.204cm">
          <draw:text-box>
            <text:p text:style-name="P3"><text:span text:style-name="T1">VAR</text:span></text:p>
          </draw:text-box>
        </draw:frame>
        <draw:frame draw:style-name="gr14" draw:text-style-name="P4" xml:id="id22" draw:id="id22" draw:layer="layout" svg:width="3.7cm" svg:height="1.043cm" svg:x="20cm" svg:y="11.201cm">
          <draw:text-box>
            <text:p text:style-name="P3"><text:span text:style-name="T1">21 GOTO (14)</text:span></text:p>
            <text:p text:style-name="P3"><text:span text:style-name="T3">ATR → ID ATRIBUICAO <text:s/></text:span><text:span text:style-name="T3">&lt;VAR&gt; PV .</text:span></text:p>
          </draw:text-box>
        </draw:frame>
        <draw:connector draw:style-name="gr4" draw:text-style-name="P5" draw:layer="layout" svg:x1="21.85cm" svg:y1="10.443cm" svg:x2="21.85cm" svg:y2="11.201cm" draw:start-shape="id21" draw:start-glue-point="2" draw:end-shape="id22" draw:end-glue-point="0" svg:d="M21850 10443v758" svg:viewBox="0 0 1 759">
          <text:p/>
        </draw:connector>
        <draw:frame draw:style-name="gr8" draw:text-style-name="P4" draw:layer="layout" svg:width="0.968cm" svg:height="0.645cm" svg:x="21.769cm" svg:y="10.405cm">
          <draw:text-box>
            <text:p text:style-name="P3"><text:span text:style-name="T1">PV</text:span></text:p>
          </draw:text-box>
        </draw:frame>
        <draw:frame draw:style-name="gr17" draw:text-style-name="P4" xml:id="id23" draw:id="id23" draw:layer="layout" svg:width="4.4cm" svg:height="1.437cm" svg:x="12.8cm" svg:y="7.663cm">
          <draw:text-box>
            <text:p text:style-name="P3"><text:span text:style-name="T1">22</text:span></text:p>
            <text:p text:style-name="P3"><text:span text:style-name="T3">SEL_IF → <text:s/>IF . <text:s/>ABRE_PAR </text:span><text:span text:style-name="T3">ID COMPARA ID FECHA_PAR </text:span><text:span text:style-name="T3">ABRE_BLOCO &lt;BLOCO&gt; </text:span><text:span text:style-name="T3">FECHA_BLOCO</text:span></text:p>
          </draw:text-box>
        </draw:frame>
        <draw:connector draw:style-name="gr4" draw:text-style-name="P5" draw:layer="layout" draw:line-skew="-0.55cm" svg:x1="16.4cm" svg:y1="1.418cm" svg:x2="17.5cm" svg:y2="6.521cm" draw:start-shape="id12" draw:start-glue-point="1" draw:end-shape="id17" draw:end-glue-point="3" svg:d="M16400 1418v5103h1100" svg:viewBox="0 0 1101 5104">
          <text:p/>
        </draw:connector>
        <draw:frame draw:style-name="gr8" draw:text-style-name="P4" draw:layer="layout" svg:width="0.853cm" svg:height="0.645cm" svg:x="16.368cm" svg:y="5.703cm">
          <draw:text-box>
            <text:p text:style-name="P3"><text:span text:style-name="T1">ID</text:span></text:p>
          </draw:text-box>
        </draw:frame>
        <draw:connector draw:style-name="gr4" draw:text-style-name="P5" draw:layer="layout" draw:line-skew="-2.514cm" svg:x1="13.1cm" svg:y1="2.636cm" svg:x2="15cm" svg:y2="7.663cm" draw:start-shape="id12" draw:start-glue-point="2" draw:end-shape="id23" draw:end-glue-point="0" svg:d="M13100 2636h1900v5027" svg:viewBox="0 0 1901 5028">
          <text:p/>
        </draw:connector>
        <draw:frame draw:style-name="gr8" draw:text-style-name="P4" draw:layer="layout" svg:width="0.815cm" svg:height="0.645cm" svg:x="15cm" svg:y="3.155cm">
          <draw:text-box>
            <text:p text:style-name="P3"><text:span text:style-name="T1">IF</text:span></text:p>
          </draw:text-box>
        </draw:frame>
        <draw:connector draw:style-name="gr4" draw:text-style-name="P5" draw:layer="layout" draw:line-skew="-1.45cm" svg:x1="21.85cm" svg:y1="4.739cm" svg:x2="15.28cm" svg:y2="7.66cm" draw:start-shape="id14" draw:start-glue-point="2" svg:d="M21850 4739v261h-6570v2660" svg:viewBox="0 0 6571 2922">
          <text:p/>
        </draw:connector>
        <draw:frame draw:style-name="gr8" draw:text-style-name="P4" draw:layer="layout" svg:width="0.815cm" svg:height="0.645cm" svg:x="16.686cm" svg:y="4.501cm">
          <draw:text-box>
            <text:p text:style-name="P3"><text:span text:style-name="T1">IF</text:span></text:p>
          </draw:text-box>
        </draw:frame>
        <draw:frame draw:style-name="gr17" draw:text-style-name="P4" xml:id="id24" draw:id="id24" draw:layer="layout" svg:width="3.1cm" svg:height="1.441cm" svg:x="10.9cm" svg:y="9.364cm">
          <draw:text-box>
            <text:p text:style-name="P3"><text:span text:style-name="T1">23</text:span></text:p>
            <text:p text:style-name="P3"><text:span text:style-name="T3">SEL_IF → <text:s/>IF </text:span><text:span text:style-name="T3"><text:s/>ABRE_PAR . </text:span><text:span text:style-name="T3">ID COMPARA </text:span><text:span text:style-name="T3">ID </text:span><text:span text:style-name="T3">FECHA_PAR </text:span><text:span text:style-name="T3">ABRE_BLOC</text:span><text:span text:style-name="T3">O &lt;BLOCO&gt; </text:span><text:span text:style-name="T3">FECHA_BLO</text:span><text:span text:style-name="T3">CO</text:span></text:p>
          </draw:text-box>
        </draw:frame>
        <draw:frame draw:style-name="gr17" draw:text-style-name="P4" xml:id="id25" draw:id="id25" draw:layer="layout" svg:width="3.1cm" svg:height="1.441cm" svg:x="10.9cm" svg:y="11.465cm">
          <draw:text-box>
            <text:p text:style-name="P3"><text:span text:style-name="T1">24</text:span></text:p>
            <text:p text:style-name="P3"><text:span text:style-name="T3">SEL_IF </text:span><text:span text:style-name="T3">→ <text:s/>IF <text:s/></text:span><text:span text:style-name="T3">ABRE_P</text:span><text:span text:style-name="T3">AR ID . <text:s/></text:span><text:span text:style-name="T3">COMPAR</text:span><text:span text:style-name="T3">A ID </text:span><text:span text:style-name="T3">FECHA_</text:span><text:span text:style-name="T3">PAR </text:span><text:span text:style-name="T3">ABRE_B</text:span><text:span text:style-name="T3">LOCO </text:span><text:span text:style-name="T3">&lt;BLOCO</text:span><text:span text:style-name="T3">&gt; </text:span><text:span text:style-name="T3">FECHA_</text:span><text:span text:style-name="T3">BLOCO</text:span></text:p>
          </draw:text-box>
        </draw:frame>
        <draw:connector draw:style-name="gr4" draw:text-style-name="P5" draw:layer="layout" svg:x1="12.45cm" svg:y1="10.805cm" svg:x2="12.45cm" svg:y2="11.465cm" draw:start-shape="id24" draw:start-glue-point="2" draw:end-shape="id25" draw:end-glue-point="0" svg:d="M12450 10805v660" svg:viewBox="0 0 1 661">
          <text:p/>
        </draw:connector>
        <draw:connector draw:style-name="gr4" draw:text-style-name="P5" draw:layer="layout" svg:x1="12.8cm" svg:y1="8.381cm" svg:x2="12.45cm" svg:y2="9.364cm" draw:start-shape="id23" draw:start-glue-point="3" draw:end-shape="id24" draw:end-glue-point="0" svg:d="M12800 8381h-350v983" svg:viewBox="0 0 351 984">
          <text:p/>
        </draw:connector>
        <draw:frame draw:style-name="gr8" draw:text-style-name="P4" draw:layer="layout" svg:width="2.344cm" svg:height="0.645cm" svg:x="10.858cm" svg:y="7.856cm">
          <draw:text-box>
            <text:p text:style-name="P3"><text:span text:style-name="T1">ABRE_PAR</text:span></text:p>
          </draw:text-box>
        </draw:frame>
        <draw:frame draw:style-name="gr8" draw:text-style-name="P4" draw:layer="layout" svg:width="0.853cm" svg:height="0.645cm" svg:x="11.358cm" svg:y="10.856cm">
          <draw:text-box>
            <text:p text:style-name="P3"><text:span text:style-name="T1">I</text:span><text:span text:style-name="T1">D</text:span></text:p>
          </draw:text-box>
        </draw:frame>
        <draw:frame draw:style-name="gr17" draw:text-style-name="P4" xml:id="id26" draw:id="id26" draw:layer="layout" svg:width="3.1cm" svg:height="1.441cm" svg:x="8.8cm" svg:y="14.066cm">
          <draw:text-box>
            <text:p text:style-name="P3"><text:span text:style-name="T1">2</text:span><text:span text:style-name="T1">5</text:span></text:p>
            <text:p text:style-name="P3"><text:span text:style-name="T3">SE</text:span><text:span text:style-name="T3">L_I</text:span><text:span text:style-name="T3">F </text:span><text:span text:style-name="T3">→ <text:s/></text:span><text:span text:style-name="T3">IF <text:s/></text:span><text:span text:style-name="T3">AB</text:span><text:span text:style-name="T3">RE</text:span><text:span text:style-name="T3">_P</text:span><text:span text:style-name="T3">AR </text:span><text:span text:style-name="T3">ID </text:span><text:span text:style-name="T3">CO</text:span><text:span text:style-name="T3">MP</text:span><text:span text:style-name="T3">AR</text:span><text:span text:style-name="T3">A . </text:span><text:span text:style-name="T3">ID </text:span><text:span text:style-name="T3">FE</text:span><text:span text:style-name="T3">CH</text:span><text:span text:style-name="T3">A_</text:span><text:span text:style-name="T3">PA</text:span><text:span text:style-name="T3">R </text:span><text:span text:style-name="T3">AB</text:span><text:span text:style-name="T3">RE</text:span><text:span text:style-name="T3">_B</text:span><text:span text:style-name="T3">LO</text:span><text:span text:style-name="T3">CO </text:span><text:span text:style-name="T3">&lt;B</text:span><text:span text:style-name="T3">LO</text:span><text:span text:style-name="T3">CO</text:span><text:span text:style-name="T3">&gt; </text:span><text:span text:style-name="T3">FE</text:span><text:span text:style-name="T3">CH</text:span><text:span text:style-name="T3">A_</text:span><text:span text:style-name="T3">BL</text:span><text:span text:style-name="T3">OC</text:span><text:span text:style-name="T3">O</text:span></text:p>
          </draw:text-box>
        </draw:frame>
        <draw:connector draw:style-name="gr4" draw:text-style-name="P5" draw:layer="layout" draw:line-skew="-0.136cm" svg:x1="12.45cm" svg:y1="12.906cm" svg:x2="10.35cm" svg:y2="14.066cm" draw:start-shape="id25" draw:start-glue-point="2" draw:end-shape="id26" draw:end-glue-point="0" svg:d="M12450 12906v444h-2100v716" svg:viewBox="0 0 2101 1161">
          <text:p/>
        </draw:connector>
        <draw:frame draw:style-name="gr8" draw:text-style-name="P4" draw:layer="layout" svg:width="2.25cm" svg:height="0.645cm" svg:x="12.4cm" svg:y="12.906cm">
          <draw:text-box>
            <text:p text:style-name="P3"><text:span text:style-name="T1">COMPARA</text:span></text:p>
          </draw:text-box>
        </draw:frame>
        <draw:frame draw:style-name="gr17" draw:text-style-name="P4" xml:id="id27" draw:id="id27" draw:layer="layout" svg:width="3.1cm" svg:height="1.441cm" svg:x="12.6cm" svg:y="14.067cm">
          <draw:text-box>
            <text:p text:style-name="P3"><text:span text:style-name="T1">26</text:span></text:p>
            <text:p text:style-name="P3"><text:span text:style-name="T3">SEL_IF → <text:s/>IF <text:s/>ABRE_PAR ID </text:span><text:span text:style-name="T3">COMPARA ID . FECHA_PAR </text:span><text:span text:style-name="T3">ABRE_BLOCO &lt;BLOCO&gt; </text:span><text:span text:style-name="T3">FECHA_BLOCO</text:span></text:p>
          </draw:text-box>
        </draw:frame>
        <draw:connector draw:style-name="gr4" draw:text-style-name="P5" draw:layer="layout" svg:x1="11.9cm" svg:y1="14.786cm" svg:x2="12.6cm" svg:y2="14.787cm" draw:start-shape="id26" draw:start-glue-point="1" draw:end-shape="id27" draw:end-glue-point="3" svg:d="M11900 14786h350v1h350" svg:viewBox="0 0 701 2">
          <text:p/>
        </draw:connector>
        <draw:frame draw:style-name="gr8" draw:text-style-name="P4" draw:layer="layout" svg:width="0.853cm" svg:height="0.645cm" svg:x="11.759cm" svg:y="14.058cm">
          <draw:text-box>
            <text:p text:style-name="P3"><text:span text:style-name="T1">ID</text:span></text:p>
          </draw:text-box>
        </draw:frame>
        <draw:frame draw:style-name="gr17" draw:text-style-name="P4" xml:id="id28" draw:id="id28" draw:layer="layout" svg:width="3.1cm" svg:height="1.441cm" svg:x="14.7cm" svg:y="11.959cm">
          <draw:text-box>
            <text:p text:style-name="P3"><text:span text:style-name="T1">27</text:span></text:p>
            <text:p text:style-name="P3"><text:span text:style-name="T3">SEL_IF → <text:s/>IF <text:s/>ABRE_PAR ID </text:span><text:span text:style-name="T3">COMPARA ID FECHA_PAR . </text:span><text:span text:style-name="T3">ABRE_BLOCO &lt;BLOCO&gt; </text:span><text:span text:style-name="T3">FECHA_BLOCO</text:span></text:p>
          </draw:text-box>
        </draw:frame>
        <draw:connector draw:style-name="gr4" draw:text-style-name="P5" draw:layer="layout" svg:x1="15.7cm" svg:y1="14.787cm" svg:x2="16.25cm" svg:y2="13.4cm" draw:start-shape="id27" draw:start-glue-point="1" draw:end-shape="id28" svg:d="M15700 14787h550v-1387" svg:viewBox="0 0 551 1388">
          <text:p/>
        </draw:connector>
        <draw:frame draw:style-name="gr8" draw:text-style-name="P4" draw:layer="layout" svg:width="2.581cm" svg:height="0.645cm" svg:x="15.819cm" svg:y="14.955cm">
          <draw:text-box>
            <text:p text:style-name="P3"><text:span text:style-name="T1">FECHA_PAR</text:span></text:p>
          </draw:text-box>
        </draw:frame>
        <draw:frame draw:style-name="gr18" draw:text-style-name="P4" xml:id="id29" draw:id="id29" draw:layer="layout" svg:width="8.9cm" svg:height="1.64cm" svg:x="18.9cm" svg:y="13.8cm">
          <draw:text-box>
            <text:p text:style-name="P3"><text:span text:style-name="T1">28</text:span></text:p>
            <text:p text:style-name="P3"><text:span text:style-name="T2">SEL_IF → <text:s/>IF <text:s/>ABRE_PAR ID </text:span><text:span text:style-name="T2">COMPARA ID FECHA_PAR </text:span><text:span text:style-name="T2">ABRE_BLOCO . &lt;BLOCO&gt; </text:span><text:span text:style-name="T2">FECHA_BLOCO</text:span></text:p>
            <text:p text:style-name="P3"><text:span text:style-name="T3">BLOCO → .ATR</text:span></text:p>
            <text:p text:style-name="P3"><text:span text:style-name="T3">BLOCO → .SEL_IF</text:span></text:p>
            <text:p text:style-name="P3"><text:span text:style-name="T3">ATR → .ID ATRIBUICAO </text:span><text:span text:style-name="T3">&lt;VAR&gt; PV</text:span></text:p>
            <text:p text:style-name="P3"><text:span text:style-name="T3">SEL_IF → IF ABRE_PAR ID </text:span><text:span text:style-name="T3">COMPARA ID FECHA_PAR </text:span><text:span text:style-name="T3">ABRE_BLOCO &lt;BLOCO&gt; </text:span><text:span text:style-name="T3">FECHA_BLOCO</text:span></text:p>
          </draw:text-box>
        </draw:frame>
        <draw:frame draw:style-name="gr8" draw:text-style-name="P4" draw:layer="layout" svg:width="2.881cm" svg:height="0.645cm" svg:x="17.6cm" svg:y="11.955cm">
          <draw:text-box>
            <text:p text:style-name="P3"><text:span text:style-name="T1">ABR</text:span><text:span text:style-name="T1">E_BL</text:span><text:span text:style-name="T1">OCO</text:span></text:p>
          </draw:text-box>
        </draw:frame>
        <draw:frame draw:style-name="gr19" draw:text-style-name="P4" xml:id="id30" draw:id="id30" draw:layer="layout" svg:width="3.9cm" svg:height="1.242cm" svg:x="23.9cm" svg:y="11.359cm">
          <draw:text-box>
            <text:p text:style-name="P3"><text:span text:style-name="T1">29</text:span></text:p>
            <text:p text:style-name="P3"><text:span text:style-name="T3">SEL_IF → <text:s/>IF <text:s/>ABRE_PAR ID COMPARA ID FECHA_PAR ABRE_BLOCO &lt;BLOCO&gt; . FECHA_BLOCO</text:span></text:p>
          </draw:text-box>
        </draw:frame>
        <draw:frame draw:style-name="gr20" draw:text-style-name="P4" xml:id="id31" draw:id="id31" draw:layer="layout" svg:width="3.8cm" svg:height="1.242cm" svg:x="23.9cm" svg:y="8.86cm">
          <draw:text-box>
            <text:p text:style-name="P3"><text:span text:style-name="T1">30 GOTO (15)</text:span></text:p>
            <text:p text:style-name="P3"><text:span text:style-name="T3">SEL_IF → <text:s/>IF <text:s/>ABRE_PAR ID COMPARA ID FECHA_PAR ABRE_BLOCO &lt;BLOCO&gt; FECHA_BLOCO .</text:span></text:p>
          </draw:text-box>
        </draw:frame>
        <draw:connector draw:style-name="gr4" draw:text-style-name="P5" draw:layer="layout" draw:line-skew="0.599cm" svg:x1="23.35cm" svg:y1="13.8cm" svg:x2="25.85cm" svg:y2="12.601cm" draw:start-shape="id29" draw:start-glue-point="0" draw:end-shape="id30" draw:end-glue-point="2" svg:d="M23350 13800h2500v-1199" svg:viewBox="0 0 2501 1200">
          <text:p/>
        </draw:connector>
        <draw:connector draw:style-name="gr4" draw:text-style-name="P5" draw:layer="layout" svg:x1="25.85cm" svg:y1="11.359cm" svg:x2="25.8cm" svg:y2="10.102cm" draw:start-shape="id30" draw:start-glue-point="0" draw:end-shape="id31" draw:end-glue-point="2" svg:d="M25850 11359v-628h-50v-629" svg:viewBox="0 0 51 1258">
          <text:p/>
        </draw:connector>
        <draw:line draw:style-name="gr4" draw:text-style-name="P5" draw:layer="layout" svg:x1="23.6cm" svg:y1="13.8cm" svg:x2="23.6cm" svg:y2="13cm">
          <text:p/>
        </draw:line>
        <draw:line draw:style-name="gr4" draw:text-style-name="P5" draw:layer="layout" svg:x1="22.5cm" svg:y1="13.8cm" svg:x2="22.5cm" svg:y2="13cm">
          <text:p/>
        </draw:line>
        <draw:line draw:style-name="gr4" draw:text-style-name="P5" draw:layer="layout" svg:x1="21.2cm" svg:y1="13.8cm" svg:x2="21.2cm" svg:y2="13cm">
          <text:p/>
        </draw:line>
        <draw:line draw:style-name="gr4" draw:text-style-name="P5" draw:layer="layout" svg:x1="19.7cm" svg:y1="13.8cm" svg:x2="19.7cm" svg:y2="13cm">
          <text:p/>
        </draw:line>
        <draw:connector draw:style-name="gr4" draw:text-style-name="P5" draw:layer="layout" svg:x1="17.8cm" svg:y1="12.679cm" svg:x2="18.9cm" svg:y2="14.62cm" draw:start-shape="id28" draw:start-glue-point="1" draw:end-shape="id29" draw:end-glue-point="3" svg:d="M17800 12679h550v1941h550" svg:viewBox="0 0 1101 1942">
          <text:p/>
        </draw:connector>
        <draw:frame draw:style-name="gr8" draw:text-style-name="P9" draw:layer="layout" svg:width="1.628cm" svg:height="0.569cm" svg:x="18.901cm" svg:y="12.556cm">
          <draw:text-box>
            <text:p text:style-name="P8"><text:span text:style-name="T4">14 (ATR)</text:span></text:p>
          </draw:text-box>
        </draw:frame>
        <draw:frame draw:style-name="gr8" draw:text-style-name="P9" draw:layer="layout" svg:width="2.03cm" svg:height="0.569cm" svg:x="20.201cm" svg:y="12.557cm">
          <draw:text-box>
            <text:p text:style-name="P8"><text:span text:style-name="T4">15 (SEL_IF)</text:span></text:p>
          </draw:text-box>
        </draw:frame>
        <draw:frame draw:style-name="gr8" draw:text-style-name="P9" draw:layer="layout" svg:width="1.366cm" svg:height="0.569cm" svg:x="21.901cm" svg:y="12.558cm">
          <draw:text-box>
            <text:p text:style-name="P8"><text:span text:style-name="T4">16 (ID)</text:span></text:p>
          </draw:text-box>
        </draw:frame>
        <draw:frame draw:style-name="gr8" draw:text-style-name="P9" draw:layer="layout" svg:width="1.366cm" svg:height="0.569cm" svg:x="23.001cm" svg:y="12.559cm">
          <draw:text-box>
            <text:p text:style-name="P8"><text:span text:style-name="T4">16 (ID)</text:span></text:p>
          </draw:text-box>
        </draw:frame>
        <draw:frame draw:style-name="gr21" draw:text-style-name="P10" xml:id="id32" draw:id="id32" draw:layer="layout" svg:width="3.6cm" svg:height="1.64cm" svg:x="24cm" svg:y="0.5cm">
          <draw:text-box>
            <text:p text:style-name="P3"><text:span text:style-name="T1">31 (GOTO 1)</text:span></text:p>
            <text:p text:style-name="P3"><text:span text:style-name="T3">P → DEC ID ABRE_PAR &lt;LISTA_PARAM&gt; FECHA_PAR <text:s/>ABRE_BLOCO <text:s/>&lt;LISTA_BLOCO&gt; <text:s/>FECHA_BLOCO .</text:span></text:p>
          </draw:text-box>
        </draw:frame>
        <draw:connector draw:style-name="gr4" draw:text-style-name="P5" draw:layer="layout" svg:x1="23.3cm" svg:y1="1.321cm" svg:x2="24cm" svg:y2="1.32cm" draw:start-shape="id13" draw:start-glue-point="1" draw:end-shape="id32" draw:end-glue-point="3" svg:d="M23300 1321h350v-1h350" svg:viewBox="0 0 701 2">
          <text:p/>
        </draw:connector>
        <draw:frame draw:style-name="gr8" draw:text-style-name="P4" draw:layer="layout" svg:width="3.118cm" svg:height="0.645cm" svg:x="21.821cm" svg:y="-0.043cm">
          <draw:text-box>
            <text:p text:style-name="P3"><text:span text:style-name="T1">FECHA_BLOCO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9T14:32:13.844911519</meta:creation-date>
    <dc:date>2022-09-19T17:05:26.777650081</dc:date>
    <meta:editing-duration>PT1H40M51S</meta:editing-duration>
    <meta:editing-cycles>12</meta:editing-cycles>
    <meta:generator>LibreOffice/6.0.7.3$Linux_X86_64 LibreOffice_project/00m0$Build-3</meta:generator>
    <meta:document-statistic meta:object-count="133"/>
  </office:meta>
</office:document-meta>
</file>